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fim Notes</text:h>
      <text:p text:style-name="Standard"/>
      <text:h text:style-name="Heading_20_2" text:outline-level="2">To Do List</text:h>
      <text:list xml:id="list5896791380744118660" text:style-name="L1">
        <text:list-item>
          <text:p text:style-name="P4">Add accelometer</text:p>
        </text:list-item>
        <text:list-item>
          <text:p text:style-name="P4">Setup encoder as TF in ROS</text:p>
        </text:list-item>
        <text:list-item>
          <text:p text:style-name="P4">Setup wifi on RasberryPi</text:p>
        </text:list-item>
        <text:list-item>
          <text:p text:style-name="P4">Find RasberryPi ROS Hydro image</text:p>
        </text:list-item>
        <text:list-item>
          <text:p text:style-name="P4">Get RasberryPi ROS and Laptop ROS to talk</text:p>
        </text:list-item>
        <text:list-item>
          <text:p text:style-name="P4">Setup com between RasberryPi and Arduino Mega with SPI</text:p>
        </text:list-item>
      </text:list>
      <text:p text:style-name="Standard"/>
      <text:h text:style-name="Heading_20_2" text:outline-level="2">Notes</text:h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HEAD_VERT</text:p>
      <text:p text:style-name="Standard">11 TARGET_SERVO_HEAD_HORZ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P2"/>
      <text:p text:style-name="P1">90-99 Misc</text:p>
      <text:p text:style-name="P2">90 TARGET_LASER_HEAD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><text:soft-page-break/></text:p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h text:style-name="Heading_20_1" text:outline-level="1">Color Codes (Wires)</text:h>
      <text:p text:style-name="Standard"/>
      <text:p text:style-name="Standard">Red – 5V</text:p>
      <text:p text:style-name="Standard">Yellow – 3.3V</text:p>
      <text:p text:style-name="Standard">Black – GND</text:p>
      <text:p text:style-name="Standard">Blue – Serial Rx (Slave) Tx (Master)</text:p>
      <text:p text:style-name="Standard">Green – Serial Tx (Slave) Rx (Master)</text:p>
      <text:p text:style-name="Standard">Orange – Clock</text:p>
      <text:p text:style-name="Standard">White – Reset</text:p>
      <text:p text:style-name="Standard">Brown – MISO</text:p>
      <text:p text:style-name="Standard">Purple - MOSI</text:p>
      <text:p text:style-name="P3">Arduino Libraries</text:p>
      <text:p text:style-name="Standard"/>
      <text:list xml:id="list1572272428798962458" text:style-name="L2">
        <text:list-item>
          <text:p text:style-name="P5">Arduino Easy Transfer - <text:a xlink:type="simple" xlink:href="https://github.com/madsci1016/Arduino-EasyTransfer" text:style-name="Internet_20_link" text:visited-style-name="Visited_20_Internet_20_Link">https://github.com/madsci1016/Arduino-EasyTransfer</text:a></text:p>
        </text:list-item>
        <text:list-item>
          <text:p text:style-name="P5">ADK 2011 - <text:a xlink:type="simple" xlink:href="http://developer.android.com/tools/adk/adk.html" text:style-name="Internet_20_link" text:visited-style-name="Visited_20_Internet_20_Link">http://developer.android.com/tools/adk/adk.html</text:a></text:p>
        </text:list-item>
        <text:list-item>
          <text:p text:style-name="P5">NeoPixel - <text:a xlink:type="simple" xlink:href="https://github.com/adafruit/Adafruit_NeoPixel" text:style-name="Internet_20_link" text:visited-style-name="Visited_20_Internet_20_Link">https://github.com/adafruit/Adafruit_NeoPixel</text:a></text:p>
        </text:list-item>
        <text:list-item>
          <text:p text:style-name="P5">Sabertooth - <text:a xlink:type="simple" xlink:href="https://www.dimensionengineering.com/info/arduino" text:style-name="Internet_20_link" text:visited-style-name="Visited_20_Internet_20_Link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 text:style-name="Internet_20_link" text:visited-style-name="Visited_20_Internet_20_Link">http://learn.adafruit.com/adafruit-neopixel-uberguide/overview</text:a></text:p>
      <text:p text:style-name="Standard">SR05 Range Sensor</text:p>
      <text:p text:style-name="Standard"><text:a xlink:type="simple" xlink:href="http://playground.arduino.cc/Code/NewPing" text:style-name="Internet_20_link" text:visited-style-name="Visited_20_Internet_20_Link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 text:style-name="Internet_20_link" text:visited-style-name="Visited_20_Internet_20_Link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 text:style-name="Internet_20_link" text:visited-style-name="Visited_20_Internet_20_Link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 text:style-name="Internet_20_link" text:visited-style-name="Visited_20_Internet_20_Link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 text:style-name="Internet_20_link" text:visited-style-name="Visited_20_Internet_20_Link">https://code.google.com/p/arduino-new-ping/wiki/NewPing_Single_Pin_Sketch</text:a></text:p>
      <text:p text:style-name="Standard"/>
      <text:p text:style-name="Standard"/>
      <text:list xml:id="list40737584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8H10M39S</meta:editing-duration>
    <meta:editing-cycles>17</meta:editing-cycles>
    <meta:generator>OpenOffice/4.1.0$Win32 OpenOffice.org_project/410m18$Build-9764</meta:generator>
    <dc:date>2014-06-22T20:59:08.65</dc:date>
    <dc:creator>Joshua Frank</dc:creator>
    <meta:document-statistic meta:table-count="0" meta:image-count="0" meta:object-count="0" meta:page-count="2" meta:paragraph-count="66" meta:word-count="225" meta:character-count="1751"/>
    <meta:user-defined meta:name="Info 1"/>
    <meta:user-defined meta:name="Info 2"/>
    <meta:user-defined meta:name="Info 3"/>
    <meta:user-defined meta:name="Info 4"/>
  </office:meta>
</office:document-meta>
</file>